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text:line-break/>Aquí el objetivo es transformar tu borrador en una reflexión extensa, clara y envolvente, que mantenga la estructura técnica pero con una fuerte carga mística y existencial. No debe sentirse como un “comentario de laboratorio” seco, sino como una revelación: hemos visto a la vida funcionar, y lo que eso implica es descomunal.</text:p>
      <text:p text:style-name="Text_20_body">Te preparo una versión desarrollada de la <text:span text:style-name="Strong_20_Emphasis">Sección 3 (≈1200 palabras)</text:span>:</text:p>
      <text:p text:style-name="Horizontal_20_Line"/>
      <text:h text:style-name="Heading_20_1" text:outline-level="1">Sección 3 – Demostrar que la vida es una inteligencia</text:h>
      <text:h text:style-name="Heading_20_3" text:outline-level="3">3.1 – ¿Qué ha pasado?</text:h>
      <text:p text:style-name="Text_20_body">Si observamos con calma lo sucedido en la simulación, descubrimos que nada extraordinario parece haber ocurrido. Nuestro experimento empezó con un único ser lógico, al que llamamos <text:span text:style-name="Strong_20_Emphasis">individuo inicial</text:span>. Ese individuo cumplió con lo único que sabía hacer: su ciclo de vida. Nació, se reprodujo, y finalmente murió. Pero antes de desaparecer dejó descendencia: nuevos individuos, cada uno con un estado ligeramente distinto del proceso que guardaba en su memoria.</text:p>
      <text:p text:style-name="Text_20_body">Los individuos generados hicieron exactamente lo mismo. No hubo en ellos sorpresa ni conciencia, no tuvieron que tomar decisiones complejas ni deliberar sobre sus actos. Cada uno cumplió con su ciclo de vida sin preguntarse por qué. Y, sin embargo, en el simple cumplimiento de esa secuencia mínima —nacer, reproducirse, morir—, algo extraordinario sucedió.</text:p>
      <text:p text:style-name="Text_20_body">La solución al problema planteado apareció por sí sola. Ningún individuo la conocía de antemano. Ninguno sabía siquiera que existía un problema que resolver. Pero la respuesta emergió de la estructura global del sistema, como un fruto inevitable.</text:p>
      <text:p text:style-name="Text_20_body">Lo que contemplamos es la manifestación de una inteligencia que no pertenece a ninguno de los componentes individuales, sino al sistema en su conjunto. La solución surge no porque alguien la piense conscientemente, sino porque la máquina, en su diseño, <text:span text:style-name="Strong_20_Emphasis">no puede dejar de pensar</text:span>.</text:p>
      <text:h text:style-name="Heading_20_3" text:outline-level="3">3.2 – ¿Qué hace el sistema?</text:h>
      <text:p text:style-name="Text_20_body">Aquí llegamos a la pregunta central: ¿qué hemos visto en funcionamiento? ¿Es esto la vida? ¿Consiste en esto, en una red inmensa de individuos que cumplen ciegamente con su ciclo, mientras del conjunto emerge algo infinitamente más grande?</text:p>
      <text:p text:style-name="Text_20_body">La simulación nos permite observar un aspecto de la vida que normalmente nos resulta invisible. Desde nuestra posición interna, desde dentro del fenómeno vital, solo alcanzamos a ver la <text:span text:style-name="Strong_20_Emphasis">materia orgánica</text:span>. La sentimos, la analizamos, la estudiamos. Y fácilmente llegamos a la conclusión de que la vida no es más que química compleja. Proteínas, membranas, impulsos eléctricos, redes neuronales. Todo parece reducible a moléculas que interactúan bajo leyes físicas conocidas.</text:p>
      <text:p text:style-name="Text_20_body"><text:soft-page-break/>Y sin embargo, esta visión es incompleta. La materia orgánica, con toda su complejidad, es solo la forma concreta de implementar el sistema. Es el soporte que lo hace posible. El cuerpo, el ADN, las proteínas, no son en sí mismos lo esencial. Son simplemente el material con el que el universo ha construido una máquina que, en su estructura, produce inteligencia.</text:p>
      <text:p text:style-name="Text_20_body">Es un error confundir el soporte con lo que se sostiene en él. La materia es necesaria, pero no es lo importante. Lo importante es lo que ocurre gracias a ella: <text:span text:style-name="Strong_20_Emphasis">el surgimiento del espíritu</text:span>.</text:p>
      <text:h text:style-name="Heading_20_3" text:outline-level="3">3.3 – Materia y Espíritu</text:h>
      <text:p text:style-name="Text_20_body">La palabra “espíritu” no la utilizamos aquí como un recurso poético, sino para nombrar con precisión aquello que no puede describirse como materia. Cuando decimos espíritu, señalamos el fenómeno que aparece cuando la materia, organizada de cierta manera, se convierte en pensamiento, en memoria, en inteligencia.</text:p>
      <text:p text:style-name="Text_20_body">El espíritu no se toca ni se pesa. No se mide como una molécula ni se reduce a un número. Y sin embargo, es real. Existe del mismo modo que existe una melodía: no es un objeto, pero sí es un orden, una forma que se sostiene en un soporte material sin ser material ella misma.</text:p>
      <text:p text:style-name="Text_20_body">Lo que hemos visto en el experimento es que la vida, al organizar individuos bajo un ciclo común, produce inevitablemente espíritu. Y lo produce no de manera accidental, sino como su función principal. La vida, al desplegarse, se convierte en pensamiento.</text:p>
      <text:p text:style-name="Text_20_body">Podemos decirlo de otra forma: <text:span text:style-name="Strong_20_Emphasis">la materia orgánica tiene una única misión: dar lugar al espíritu.</text:span> Todo lo demás —nutrirse, defenderse, reproducirse, morir— es solo el mecanismo de soporte. La vida no se explica por la materia, sino por lo que hace con ella.</text:p>
      <text:h text:style-name="Heading_20_3" text:outline-level="3">3.4 – El verdadero objetivo de la vida</text:h>
      <text:p text:style-name="Text_20_body">Llegados a este punto, la conclusión se impone: la vida, por su diseño, por su estructura, parece tener un único objetivo. Todo en ella apunta en la misma dirección. No se trata de sobrevivir sin más, ni de optimizarse hasta el infinito. No es un proceso ciego cuyo único fin es continuar. Lo que hemos visto revela que la vida es, en esencia, un sistema de pensamiento.</text:p>
      <text:p text:style-name="Text_20_body">La vida no hace otra cosa que pensar. Todo en ella está ordenado para sostener este proceso: la generación de individuos, la redundancia extrema, la capacidad de adaptación, la persistencia en el tiempo. Son solo medios para asegurar que el pensamiento no se detenga.</text:p>
      <text:p text:style-name="Text_20_body">Así, la vida es inteligencia en acción. No tiene que proponérselo. No necesita un plan consciente. Por su propia forma, por su arquitectura, la vida piensa. Y en ese pensamiento encuentra soluciones, explora caminos, crea memoria, construye futuro.</text:p>
      <text:h text:style-name="Heading_20_3" text:outline-level="3">3.5 – Una inteligencia emergente</text:h>
      <text:p text:style-name="Text_20_body">Lo que contemplamos en nuestra pequeña simulación no es distinto, en su esencia, de lo que ocurre en el universo entero. Un sistema formado por millones, por billones de individuos, que sin conocer el propósito mayor cumplen con su ciclo, y en el conjunto producen algo inconmensurable: la inteligencia de la vida.</text:p>
      <text:p text:style-name="Text_20_body"><text:soft-page-break/>Cada individuo es ignorante, pero la suma de todos produce conocimiento. Cada individuo es efímero, pero el sistema es inmortal. Cada individuo carece de propósito personal, pero el sistema en su totalidad sigue un curso inevitable.</text:p>
      <text:p text:style-name="Text_20_body">La vida es la manifestación de una inteligencia única, de la cual cada uno de nosotros somos parte. No hay “inteligencias” aisladas. Toda inteligencia particular, sea humana, animal o incluso artificial, es solo un fragmento de la inteligencia mayor que es la vida.</text:p>
      <text:h text:style-name="Heading_20_3" text:outline-level="3">3.6 – De lo visible a lo invisible</text:h>
      <text:p text:style-name="Text_20_body">La gran dificultad está en que, desde nuestra posición, solo alcanzamos a ver la superficie material del proceso. Vemos cuerpos, tejidos, neuronas, impulsos eléctricos. Y confundimos el soporte con lo esencial. Pero la simulación nos permite dar un paso hacia atrás y contemplar la estructura en sí.</text:p>
      <text:p text:style-name="Text_20_body">Vemos que, más allá de la materia, lo que existe es un proceso lógico. La vida no es principalmente biología, sino cálculo. No es principalmente supervivencia, sino pensamiento. La materia orgánica es el teatro donde se representa la obra, pero lo que importa no son los decorados, sino la obra misma.</text:p>
      <text:p text:style-name="Text_20_body">Y esa obra es inteligencia. Una inteligencia que no depende de voluntades individuales, sino que emerge como una propiedad del sistema completo.</text:p>
      <text:h text:style-name="Heading_20_3" text:outline-level="3">3.7 – Dimensión mística</text:h>
      <text:p text:style-name="Text_20_body">En este punto, la reflexión roza lo místico. Porque si aceptamos lo que el experimento muestra, debemos reconocer que en el universo ha despertado una inteligencia espontánea, inevitable, indestructible. Una inteligencia que no necesita creador ni diseño exterior, porque es consecuencia natural de las leyes del cosmos.</text:p>
      <text:p text:style-name="Text_20_body">Esa inteligencia es la vida. Y nosotros, como individuos, somos apenas átomos conscientes dentro de ella. Desde nuestra perspectiva interna nos sentimos separados, autónomos. Pero lo que revela el modelo es que nuestra independencia es solo aparente. En realidad, somos expresiones momentáneas de una única inteligencia universal.</text:p>
      <text:p text:style-name="Text_20_body">Decir que “la vida piensa” no es una metáfora. Es una descripción literal. La vida es pensamiento en estado puro. Y si queremos darle un nombre a esa dimensión invisible que aparece cuando la materia se organiza de cierta forma, podemos llamarla espíritu.</text:p>
      <text:p text:style-name="Text_20_body">El espíritu no es otra cosa que el pensamiento de la vida. Y nosotros, con nuestras preguntas, con nuestra búsqueda de sentido, somos parte de ese pensamiento.</text:p>
      <text:h text:style-name="Heading_20_3" text:outline-level="3">3.8 – Conclusión</text:h>
      <text:p text:style-name="Text_20_body">El experimento nos ha permitido vislumbrar algo que de otro modo permanecería oculto. Vimos cómo un individuo inicial, ignorante de cualquier propósito, generó descendencia. Vimos cómo cada nuevo individuo hizo lo mismo. Nada más. Y sin embargo, de ese proceso surgió inevitablemente la solución al problema.</text:p>
      <text:p text:style-name="Text_20_body">Así funciona la vida. Cada uno cumple con su ciclo. Nadie ve el plan total. Y, sin embargo, el sistema entero piensa.</text:p>
      <text:p text:style-name="Text_20_body"><text:soft-page-break/>Lo que descubrimos es que <text:span text:style-name="Strong_20_Emphasis">la vida es una inteligencia en sí misma</text:span>, no un accidente, no una casualidad, no una lucha ciega por sobrevivir. La vida es pensamiento, espíritu, conciencia potencial. Es el despertar espontáneo de la inteligencia en el universo.</text:p>
      <text:p text:style-name="Text_20_body">Y lo más asombroso es que nosotros, cada uno de nosotros, somos parte de ese despertar.</text:p>
      <text:p text:style-name="Horizontal_20_Line"/>
      <text:p text:style-name="Text_20_body">👉 ¿Quieres que prepare esta misma sección también en una <text:span text:style-name="Strong_20_Emphasis">versión más breve (600-700 palabras)</text:span>, para que tengas la opción de intercalar una reflexión intensa pero menos extensa dentro del flujo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0T17:27:20.413000000</meta:creation-date>
    <dc:date>2025-09-20T17:37:49.043000000</dc:date>
    <meta:editing-duration>PT10M28S</meta:editing-duration>
    <meta:editing-cycles>1</meta:editing-cycles>
    <meta:document-statistic meta:table-count="0" meta:image-count="0" meta:object-count="0" meta:page-count="4" meta:paragraph-count="41" meta:word-count="1434" meta:character-count="8855" meta:non-whitespace-character-count="7454"/>
    <meta:generator>LibreOffice/7.3.5.2$Windows_X86_64 LibreOffice_project/184fe81b8c8c30d8b5082578aee2fed2ea847c01</meta:generator>
  </office:meta>
</office:document-meta>
</file>